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5ff43" officeooo:paragraph-rsid="0015ff43"/>
    </style:style>
    <style:style style:name="T1" style:family="text">
      <style:text-properties officeooo:rsid="0018d146"/>
    </style:style>
    <style:style style:name="T2" style:family="text">
      <style:text-properties officeooo:rsid="001a36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À l’attention du comité de recrutement pour le poste Assistant Professor in sustainable aerostructures computational design.</text:p>
      <text:p text:style-name="P1"/>
      <text:p text:style-name="P1"/>
      <text:p text:style-name="P1">J’ai rencontré Andrea en 2016, pendant sa première année du parcours double diplôme à l’ISAE SUPAERO, à l’occasion du projet recherche du tronc commun 2A. Andrea s’était manifesté pour un projet entre l’automatique et la mécanique des milieu continu. Pendant ce projet, il a démontré une forte capacité à travailler en autonomie et une maîtrise des aspects théoriques et appliqu<text:span text:style-name="T1">é</text:span>s <text:span text:style-name="T1">de</text:span> la mécanique et sa description du point de vue de la théorie des systèmes. <text:span text:style-name="T1">Andrea s’est à nouveau manifesté pour un sujet de thèse que j’avais proposé en collaboration avec Denis Matignon et Valérie Pommier Budinger. Le projet de thèse cherchait à approfondir l’</text:span><text:span text:style-name="T2">application du</text:span><text:span text:style-name="T1"> formalisme port-Hamiltonien </text:span><text:span text:style-name="T2">pour la mécanique des structures flexibles minces. Pendant les trois ans de thèse Andrea à démontré à nouveau d’être dote d’un fort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7:59:31.401295554</meta:creation-date>
    <meta:generator>LibreOffice/7.1.7.2$Linux_X86_64 LibreOffice_project/10$Build-2</meta:generator>
    <dc:date>2022-03-18T18:40:28.805156715</dc:date>
    <meta:editing-duration>PT6M46S</meta:editing-duration>
    <meta:editing-cycles>2</meta:editing-cycles>
    <meta:document-statistic meta:table-count="0" meta:image-count="0" meta:object-count="0" meta:page-count="1" meta:paragraph-count="2" meta:word-count="146" meta:character-count="944" meta:non-whitespace-character-count="800"/>
  </office:meta>
</office:document-meta>
</file>